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7pt"/>
    </style:style>
    <style:style style:name="P4" style:family="paragraph">
      <style:paragraph-properties fo:margin-left="0cm" fo:margin-right="0cm" fo:text-align="center" fo:text-indent="0cm"/>
      <style:text-properties fo:font-size="7pt"/>
    </style:style>
    <style:style style:name="P5" style:family="paragraph">
      <style:paragraph-properties fo:margin-left="0cm" fo:margin-right="0cm" fo:text-align="center" fo:text-indent="0cm"/>
      <style:text-properties fo:font-size="7pt" fo:font-weight="bold"/>
    </style:style>
    <style:style style:name="P6" style:family="paragraph">
      <style:paragraph-properties fo:margin-left="0cm" fo:margin-right="0cm" fo:text-indent="0cm"/>
      <style:text-properties fo:font-size="7pt"/>
    </style:style>
    <style:style style:name="T1" style:family="text">
      <style:text-properties fo:font-size="7pt"/>
    </style:style>
    <style:style style:name="T2" style:family="text">
      <style:text-properties fo:font-size="7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.5cm" svg:height="5cm" svg:x="11.05cm" svg:y="15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3.4cm" svg:y="18.515cm">
          <text:p text:style-name="P2"><text:span text:style-name="T1">IMAGE</text:span><text:span text:style-name="T1"><text:line-break/></text:span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5cm" svg:y="13.6cm">
          <text:p text:style-name="P2">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2cm" svg:x="7.4cm" svg:y="18.3cm">
          <text:p text:style-name="P2"><text:span text:style-name="T1">CAPTURE</text:span><text:span text:style-name="T1"><text:line-break/></text:span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0.9cm" svg:x="11.15cm" svg:y="12.2cm">
          <text:p text:style-name="P2"><text:span text:style-name="T1">DATA_BUS</text:span></text:p>
          <text:p text:style-name="P2"><text:span text:style-name="T1">CTR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65cm" svg:y1="15.6cm" svg:x2="11.05cm" svg:y2="15.6cm">
          <text:p/>
        </draw:line>
        <draw:line draw:style-name="gr4" draw:text-style-name="P1" draw:layer="layout" svg:x1="8.65cm" svg:y1="16.9cm" svg:x2="11.05cm" svg:y2="16.9cm">
          <text:p/>
        </draw:line>
        <draw:line draw:style-name="gr4" draw:text-style-name="P1" draw:layer="layout" svg:x1="8.9cm" svg:y1="18.58cm" svg:x2="11.05cm" svg:y2="18.58cm">
          <text:p/>
        </draw:line>
        <draw:line draw:style-name="gr4" draw:text-style-name="P1" draw:layer="layout" svg:x1="8.9cm" svg:y1="19.15cm" svg:x2="11.05cm" svg:y2="19.15cm">
          <text:p/>
        </draw:line>
        <draw:line draw:style-name="gr4" draw:text-style-name="P1" draw:layer="layout" svg:x1="8.95cm" svg:y1="19.7cm" svg:x2="11.05cm" svg:y2="19.7cm">
          <text:p/>
        </draw:line>
        <draw:line draw:style-name="gr5" draw:text-style-name="P1" draw:layer="layout" svg:x1="11.05cm" svg:y1="16.3cm" svg:x2="10.3cm" svg:y2="16.3cm">
          <text:p/>
        </draw:line>
        <draw:line draw:style-name="gr6" draw:text-style-name="P1" draw:layer="layout" svg:x1="10.3cm" svg:y1="16.3cm" svg:x2="10.3cm" svg:y2="14cm">
          <text:p/>
        </draw:line>
        <draw:line draw:style-name="gr6" draw:text-style-name="P1" draw:layer="layout" svg:x1="11.5cm" svg:y1="14cm" svg:x2="10.3cm" svg:y2="14cm">
          <text:p/>
        </draw:line>
        <draw:custom-shape draw:style-name="gr7" draw:text-style-name="P1" draw:layer="layout" svg:width="0.55cm" svg:height="0.55cm" draw:transform="rotate (-0.785398163398487) translate (14.961cm 15.9cm)">
          <text:p/>
          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
        </draw:custom-shape>
        <draw:line draw:style-name="gr6" draw:text-style-name="P1" draw:layer="layout" svg:x1="11.05cm" svg:y1="17.55cm" svg:x2="13.55cm" svg:y2="17.55cm">
          <text:p/>
        </draw:line>
        <draw:line draw:style-name="gr6" draw:text-style-name="P1" draw:layer="layout" svg:x1="10.3cm" svg:y1="16.3cm" svg:x2="10.3cm" svg:y2="14cm">
          <text:p/>
        </draw:line>
        <draw:line draw:style-name="gr6" draw:text-style-name="P1" draw:layer="layout" svg:x1="11.5cm" svg:y1="14cm" svg:x2="10.3cm" svg:y2="14cm">
          <text:p/>
        </draw:line>
        <draw:line draw:style-name="gr6" draw:text-style-name="P1" draw:layer="layout" svg:x1="10.3cm" svg:y1="16.3cm" svg:x2="10.3cm" svg:y2="14cm">
          <text:p/>
        </draw:line>
        <draw:line draw:style-name="gr6" draw:text-style-name="P1" draw:layer="layout" svg:x1="11.5cm" svg:y1="14cm" svg:x2="10.3cm" svg:y2="14cm">
          <text:p/>
        </draw:line>
        <draw:line draw:style-name="gr6" draw:text-style-name="P1" draw:layer="layout" svg:x1="10.3cm" svg:y1="16.3cm" svg:x2="10.3cm" svg:y2="14cm">
          <text:p/>
        </draw:line>
        <draw:line draw:style-name="gr6" draw:text-style-name="P1" draw:layer="layout" svg:x1="11.5cm" svg:y1="14cm" svg:x2="10.3cm" svg:y2="14cm">
          <text:p/>
        </draw:line>
        <draw:line draw:style-name="gr5" draw:text-style-name="P1" draw:layer="layout" svg:x1="10.3cm" svg:y1="16.3cm" svg:x2="10.3cm" svg:y2="14cm">
          <text:p/>
        </draw:line>
        <draw:line draw:style-name="gr5" draw:text-style-name="P1" draw:layer="layout" svg:x1="11.5cm" svg:y1="14cm" svg:x2="10.3cm" svg:y2="14cm">
          <text:p/>
        </draw:line>
        <draw:line draw:style-name="gr6" draw:text-style-name="P1" draw:layer="layout" svg:x1="9.5cm" svg:y1="15cm" svg:x2="9.5cm" svg:y2="12.7cm">
          <text:p/>
        </draw:line>
        <draw:line draw:style-name="gr6" draw:text-style-name="P1" draw:layer="layout" svg:x1="10.7cm" svg:y1="12.7cm" svg:x2="9.5cm" svg:y2="12.7cm">
          <text:p/>
        </draw:line>
        <draw:line draw:style-name="gr5" draw:text-style-name="P1" draw:layer="layout" svg:x1="9.5cm" svg:y1="15.6cm" svg:x2="9.5cm" svg:y2="12.7cm">
          <text:p/>
        </draw:line>
        <draw:line draw:style-name="gr5" draw:text-style-name="P1" draw:layer="layout" svg:x1="11.15cm" svg:y1="12.7cm" svg:x2="9.5cm" svg:y2="12.7cm">
          <text:p/>
        </draw:line>
        <draw:line draw:style-name="gr5" draw:text-style-name="P1" draw:layer="layout" svg:x1="14.95cm" svg:y1="16.3cm" svg:x2="13.55cm" svg:y2="16.3cm">
          <text:p/>
        </draw:line>
        <draw:line draw:style-name="gr5" draw:text-style-name="P1" draw:layer="layout" svg:x1="15.85cm" svg:y1="16.3cm" svg:x2="15.85cm" svg:y2="14cm">
          <text:p/>
        </draw:line>
        <draw:line draw:style-name="gr5" draw:text-style-name="P1" draw:layer="layout" svg:x1="12.5cm" svg:y1="14cm" svg:x2="15.85cm" svg:y2="14cm">
          <text:p/>
        </draw:line>
        <draw:line draw:style-name="gr5" draw:text-style-name="P1" draw:layer="layout" svg:x1="15.347cm" svg:y1="16.3cm" svg:x2="16.347cm" svg:y2="16.3cm">
          <text:p/>
        </draw:line>
        <draw:line draw:style-name="gr6" draw:text-style-name="P1" draw:layer="layout" svg:x1="15.2cm" svg:y1="16.15cm" svg:x2="15.2cm" svg:y2="12.664cm">
          <text:p/>
        </draw:line>
        <draw:line draw:style-name="gr6" draw:text-style-name="P1" draw:layer="layout" svg:x1="12.9cm" svg:y1="12.664cm" svg:x2="15.2cm" svg:y2="12.664cm">
          <text:p/>
        </draw:line>
        <draw:line draw:style-name="gr4" draw:text-style-name="P1" draw:layer="layout" svg:x1="5.25cm" svg:y1="15.6cm" svg:x2="7.65cm" svg:y2="15.6cm">
          <text:p/>
        </draw:line>
        <draw:line draw:style-name="gr4" draw:text-style-name="P1" draw:layer="layout" svg:x1="5.25cm" svg:y1="16.9cm" svg:x2="7.65cm" svg:y2="16.9cm">
          <text:p/>
        </draw:line>
        <draw:custom-shape draw:style-name="gr3" draw:text-style-name="P3" draw:layer="layout" svg:width="1cm" svg:height="1cm" svg:x="7.65cm" svg:y="15.2cm">
          <text:p text:style-name="P2">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65cm" svg:y="16.55cm">
          <text:p text:style-name="P2">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7cm" svg:y="18.765cm">
          <text:p text:style-name="P2">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0.55cm" svg:x="3.3cm" svg:y="15.3cm">
          <text:p text:style-name="P4"><text:span text:style-name="T2">CPU_CTR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2cm" svg:height="0.55cm" svg:x="3.25cm" svg:y="16.6cm">
          <text:p text:style-name="P4"><text:span text:style-name="T2">CPU_ADD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2cm" svg:height="0.55cm" svg:x="16.85cm" svg:y="1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2cm" svg:height="0.55cm" svg:x="16.3cm" svg:y="16cm">
          <text:p text:style-name="P4"><text:span text:style-name="T2"><text:s text:c="6"/></text:span><text:span text:style-name="T2">CPU_DATA</text:span></text:p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" draw:text-style-name="P6" draw:layer="layout" svg:width="1.8cm" svg:height="0.539cm" svg:x="10.95cm" svg:y="15.35cm">
          <draw:text-box>
            <text:p text:style-name="P6"><text:span text:style-name="T1">CTRL A</text:span></text:p>
          </draw:text-box>
        </draw:frame>
        <draw:frame draw:style-name="gr8" draw:text-style-name="P6" draw:layer="layout" svg:width="1.8cm" svg:height="0.539cm" svg:x="10.95cm" svg:y="16cm">
          <draw:text-box>
            <text:p text:style-name="P6"><text:span text:style-name="T1">DATA A</text:span></text:p>
          </draw:text-box>
        </draw:frame>
        <draw:frame draw:style-name="gr8" draw:text-style-name="P6" draw:layer="layout" svg:width="1.8cm" svg:height="0.539cm" svg:x="10.95cm" svg:y="16.611cm">
          <draw:text-box>
            <text:p text:style-name="P6"><text:span text:style-name="T1">ADDR A</text:span></text:p>
          </draw:text-box>
        </draw:frame>
        <draw:frame draw:style-name="gr8" draw:text-style-name="P6" draw:layer="layout" svg:width="1.8cm" svg:height="0.539cm" svg:x="10.935cm" svg:y="18.311cm">
          <draw:text-box>
            <text:p text:style-name="P6"><text:span text:style-name="T1">CTRL B</text:span></text:p>
          </draw:text-box>
        </draw:frame>
        <draw:frame draw:style-name="gr8" draw:text-style-name="P6" draw:layer="layout" svg:width="1.8cm" svg:height="0.539cm" svg:x="10.95cm" svg:y="18.85cm">
          <draw:text-box>
            <text:p text:style-name="P6"><text:span text:style-name="T1">DATA B</text:span></text:p>
          </draw:text-box>
        </draw:frame>
        <draw:frame draw:style-name="gr8" draw:text-style-name="P6" draw:layer="layout" svg:width="1.8cm" svg:height="0.539cm" svg:x="10.95cm" svg:y="19.4cm">
          <draw:text-box>
            <text:p text:style-name="P6"><text:span text:style-name="T1">ADDR B</text:span></text:p>
          </draw:text-box>
        </draw:frame>
        <draw:line draw:style-name="gr5" draw:text-style-name="P1" draw:layer="layout" svg:x1="6.7cm" svg:y1="19.25cm" svg:x2="7.4cm" svg:y2="19.25cm">
          <text:p/>
        </draw:line>
        <draw:line draw:style-name="gr5" draw:text-style-name="P1" draw:layer="layout" svg:x1="5.7cm" svg:y1="19.265cm" svg:x2="4.9cm" svg:y2="19.2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Carlos Camargo</meta:initial-creator>
    <meta:creation-date>2007-07-12T19:07:14</meta:creation-date>
    <dc:creator>Carlos Camargo</dc:creator>
    <dc:date>2007-07-12T19:55:16</dc:date>
    <dc:language>en-AU</dc:language>
    <meta:editing-cycles>9</meta:editing-cycles>
    <meta:editing-duration>PT32M10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